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556cm"/>
    </style:style>
    <style:style style:name="gr2" style:family="graphic" style:parent-style-name="standard">
      <style:graphic-properties draw:stroke="none" svg:stroke-color="#000000" draw:fill="none" draw:fill-color="#ffffff" draw:auto-grow-height="true" draw:auto-grow-width="false" fo:max-height="0cm" fo:min-height="0.512cm"/>
    </style:style>
    <style:style style:name="gr3" style:family="graphic" style:parent-style-name="objectwithoutfill">
      <style:graphic-properties svg:stroke-color="#333333" draw:marker-start="Symmetric_20_Arrow" draw:marker-end="Symmetric_20_Arrow" draw:fill="none" draw:textarea-vertical-align="middle"/>
    </style:style>
    <style:style style:name="gr4" style:family="graphic" style:parent-style-name="objectwithoutfill">
      <style:graphic-properties svg:stroke-width="0.053cm" svg:stroke-color="#579835" draw:marker-start-width="0.279cm" draw:marker-end-width="0.279cm" draw:fill="none" draw:textarea-vertical-align="middle" fo:padding-top="0.151cm" fo:padding-bottom="0.151cm" fo:padding-left="0.276cm" fo:padding-right="0.276cm"/>
    </style:style>
    <style:style style:name="gr5" style:family="graphic" style:parent-style-name="objectwithoutfill">
      <style:graphic-properties svg:stroke-width="0.053cm" svg:stroke-color="#454fa1" draw:marker-start-width="0.279cm" draw:marker-end-width="0.279cm" draw:fill="none" draw:textarea-vertical-align="middle" fo:padding-top="0.151cm" fo:padding-bottom="0.151cm" fo:padding-left="0.276cm" fo:padding-right="0.276cm"/>
    </style:style>
    <style:style style:name="gr6" style:family="graphic" style:parent-style-name="objectwithoutfill">
      <style:graphic-properties svg:stroke-width="0.053cm" svg:stroke-color="#94070a" draw:marker-start-width="0.279cm" draw:marker-end-width="0.279cm" draw:fill="none" draw:textarea-vertical-align="middle" fo:padding-top="0.151cm" fo:padding-bottom="0.151cm" fo:padding-left="0.276cm" fo:padding-right="0.276cm"/>
    </style:style>
    <style:style style:name="gr7" style:family="graphic" style:parent-style-name="standard">
      <style:graphic-properties svg:stroke-color="#009598" draw:textarea-horizontal-align="justify" draw:textarea-vertical-align="middle" draw:auto-grow-height="false" fo:min-height="0cm" fo:min-width="0cm"/>
    </style:style>
    <style:style style:name="gr8" style:family="graphic">
      <style:graphic-properties style:protect="size"/>
    </style:style>
    <style:style style:name="gr9" style:family="graphic" style:parent-style-name="Default_5f_1">
      <style:graphic-properties draw:stroke="none" svg:stroke-color="#000000" draw:fill="none" draw:fill-color="#ffffff" draw:auto-grow-height="true" draw:auto-grow-width="false" fo:max-height="0cm" fo:min-height="0.556cm"/>
    </style:style>
    <style:style style:name="gr10" style:family="graphic" style:parent-style-name="Default_5f_1">
      <style:graphic-properties draw:stroke="none" svg:stroke-color="#000000" draw:fill="none" draw:fill-color="#ffffff" draw:auto-grow-height="true" draw:auto-grow-width="false" fo:max-height="0cm" fo:min-height="0.512cm"/>
    </style:style>
    <style:style style:name="gr11" style:family="graphic" style:parent-style-name="Object_20_without_20_fill_5f_2">
      <style:graphic-properties svg:stroke-color="#333333" draw:marker-start="Symmetric_20_Arrow" draw:marker-end="Symmetric_20_Arrow" draw:fill="none" draw:textarea-vertical-align="middle"/>
    </style:style>
    <style:style style:name="gr12" style:family="graphic" style:parent-style-name="Object_20_without_20_fill_5f_2">
      <style:graphic-properties svg:stroke-width="0.053cm" svg:stroke-color="#579835" draw:marker-start-width="0.279cm" draw:marker-end-width="0.279cm" draw:fill="none" draw:textarea-vertical-align="middle" fo:padding-top="0.151cm" fo:padding-bottom="0.151cm" fo:padding-left="0.276cm" fo:padding-right="0.276cm"/>
    </style:style>
    <style:style style:name="gr13" style:family="graphic" style:parent-style-name="Object_20_without_20_fill_5f_2">
      <style:graphic-properties svg:stroke-width="0.053cm" svg:stroke-color="#454fa1" draw:marker-start-width="0.279cm" draw:marker-end-width="0.279cm" draw:fill="none" draw:textarea-vertical-align="middle" fo:padding-top="0.151cm" fo:padding-bottom="0.151cm" fo:padding-left="0.276cm" fo:padding-right="0.276cm"/>
    </style:style>
    <style:style style:name="gr14" style:family="graphic" style:parent-style-name="Object_20_without_20_fill_5f_2">
      <style:graphic-properties svg:stroke-width="0.053cm" svg:stroke-color="#94070a" draw:marker-start-width="0.279cm" draw:marker-end-width="0.279cm" draw:fill="none" draw:textarea-vertical-align="middle" fo:padding-top="0.151cm" fo:padding-bottom="0.151cm" fo:padding-left="0.276cm" fo:padding-right="0.276cm"/>
    </style:style>
    <style:style style:name="gr15" style:family="graphic" style:parent-style-name="Default_5f_1">
      <style:graphic-properties svg:stroke-color="#009598" draw:textarea-horizontal-align="justify" draw:textarea-vertical-align="middle" draw:auto-grow-height="false" fo:min-height="0cm" fo:min-width="0cm"/>
    </style:style>
    <style:style style:name="gr16" style:family="graphic" style:parent-style-name="objectwithoutfill">
      <style:graphic-properties draw:stroke="dash" draw:stroke-dash="Ultrafine_20_Dashed" svg:stroke-width="0.035cm" svg:stroke-color="#ed1c24" draw:marker-start-width="0.252cm" draw:marker-end-width="0.252cm" draw:fill="none" draw:textarea-vertical-align="middle" fo:padding-top="0.142cm" fo:padding-bottom="0.142cm" fo:padding-left="0.267cm" fo:padding-right="0.267cm"/>
    </style:style>
    <style:style style:name="gr17" style:family="graphic" style:parent-style-name="Default_5f_1_5f_1">
      <style:graphic-properties draw:stroke="none" svg:stroke-color="#000000" draw:fill="none" draw:fill-color="#ffffff" draw:auto-grow-height="true" draw:auto-grow-width="false" fo:max-height="0cm" fo:min-height="0.556cm"/>
    </style:style>
    <style:style style:name="gr18" style:family="graphic" style:parent-style-name="Default_5f_1_5f_1">
      <style:graphic-properties draw:stroke="none" svg:stroke-color="#000000" draw:fill="none" draw:fill-color="#ffffff" draw:auto-grow-height="true" draw:auto-grow-width="false" fo:max-height="0cm" fo:min-height="0.512cm"/>
    </style:style>
    <style:style style:name="gr19" style:family="graphic" style:parent-style-name="Object_20_without_20_fill_5f_2_5f_1">
      <style:graphic-properties svg:stroke-color="#333333" draw:marker-start="Symmetric_20_Arrow" draw:marker-end="Symmetric_20_Arrow" draw:fill="none" draw:textarea-vertical-align="middle"/>
    </style:style>
    <style:style style:name="gr20" style:family="graphic" style:parent-style-name="Object_20_without_20_fill_5f_2_5f_1">
      <style:graphic-properties svg:stroke-width="0.053cm" svg:stroke-color="#579835" draw:marker-start-width="0.279cm" draw:marker-end-width="0.279cm" draw:fill="none" draw:textarea-vertical-align="middle" fo:padding-top="0.151cm" fo:padding-bottom="0.151cm" fo:padding-left="0.276cm" fo:padding-right="0.276cm"/>
    </style:style>
    <style:style style:name="gr21" style:family="graphic" style:parent-style-name="Object_20_without_20_fill_5f_2_5f_1">
      <style:graphic-properties svg:stroke-width="0.053cm" svg:stroke-color="#454fa1" draw:marker-start-width="0.279cm" draw:marker-end-width="0.279cm" draw:fill="none" draw:textarea-vertical-align="middle" fo:padding-top="0.151cm" fo:padding-bottom="0.151cm" fo:padding-left="0.276cm" fo:padding-right="0.276cm"/>
    </style:style>
    <style:style style:name="gr22" style:family="graphic" style:parent-style-name="Object_20_without_20_fill_5f_2_5f_1">
      <style:graphic-properties svg:stroke-width="0.053cm" svg:stroke-color="#94070a" draw:marker-start-width="0.279cm" draw:marker-end-width="0.279cm" draw:fill="none" draw:textarea-vertical-align="middle" fo:padding-top="0.151cm" fo:padding-bottom="0.151cm" fo:padding-left="0.276cm" fo:padding-right="0.276cm"/>
    </style:style>
    <style:style style:name="gr23" style:family="graphic" style:parent-style-name="Default_5f_1_5f_1">
      <style:graphic-properties svg:stroke-color="#009598" draw:textarea-horizontal-align="justify" draw:textarea-vertical-align="middle" draw:auto-grow-height="false" fo:min-height="0cm" fo:min-width="0cm"/>
    </style:style>
    <style:style style:name="gr24" style:family="graphic" style:parent-style-name="Object_20_without_20_fill_5f_3">
      <style:graphic-properties draw:stroke="dash" draw:stroke-dash="Ultrafine_20_Dashed" svg:stroke-width="0.035cm" svg:stroke-color="#ed1c24" draw:marker-start-width="0.252cm" draw:marker-end-width="0.252cm" draw:fill="none" draw:textarea-vertical-align="middle" fo:padding-top="0.142cm" fo:padding-bottom="0.142cm" fo:padding-left="0.267cm" fo:padding-right="0.267cm"/>
    </style:style>
    <style:style style:name="gr25" style:family="graphic" style:parent-style-name="objectwithoutfill">
      <style:graphic-properties draw:stroke="solid" svg:stroke-width="0.053cm" svg:stroke-color="#f58220" draw:marker-start-width="0.279cm" draw:marker-end-width="0.279cm" draw:fill="none" draw:textarea-vertical-align="middle" fo:padding-top="0.151cm" fo:padding-bottom="0.151cm" fo:padding-left="0.276cm" fo:padding-right="0.276cm"/>
    </style:style>
    <style:style style:name="gr26" style:family="graphic" style:parent-style-name="standard">
      <style:graphic-properties draw:stroke="solid" svg:stroke-width="0.159cm" svg:stroke-color="#ed1c24" draw:marker-start-width="0.438cm" draw:marker-end-width="0.438cm" draw:fill="none" draw:textarea-horizontal-align="justify" draw:textarea-vertical-align="middle" draw:auto-grow-height="false" fo:min-height="0.616cm" fo:min-width="0.398cm" fo:padding-top="0.204cm" fo:padding-bottom="0.204cm" fo:padding-left="0.329cm" fo:padding-right="0.329cm"/>
    </style:style>
    <style:style style:name="gr27" style:family="graphic" style:parent-style-name="Default_5f_1_5f_1_5f_1">
      <style:graphic-properties draw:stroke="none" svg:stroke-color="#000000" draw:fill="none" draw:fill-color="#ffffff" draw:auto-grow-height="true" draw:auto-grow-width="false" fo:max-height="0cm" fo:min-height="0.556cm"/>
    </style:style>
    <style:style style:name="gr28" style:family="graphic" style:parent-style-name="Default_5f_1_5f_1_5f_1">
      <style:graphic-properties draw:stroke="none" svg:stroke-color="#000000" draw:fill="none" draw:fill-color="#ffffff" draw:auto-grow-height="true" draw:auto-grow-width="false" fo:max-height="0cm" fo:min-height="0.512cm"/>
    </style:style>
    <style:style style:name="gr29" style:family="graphic" style:parent-style-name="Object_20_without_20_fill_5f_2_5f_1_5f_1">
      <style:graphic-properties svg:stroke-color="#333333" draw:marker-start="Symmetric_20_Arrow" draw:marker-end="Symmetric_20_Arrow" draw:fill="none" draw:textarea-vertical-align="middle"/>
    </style:style>
    <style:style style:name="gr30" style:family="graphic" style:parent-style-name="Object_20_without_20_fill_5f_2_5f_1_5f_1">
      <style:graphic-properties svg:stroke-width="0.053cm" svg:stroke-color="#579835" draw:marker-start-width="0.279cm" draw:marker-end-width="0.279cm" draw:fill="none" draw:textarea-vertical-align="middle" fo:padding-top="0.151cm" fo:padding-bottom="0.151cm" fo:padding-left="0.276cm" fo:padding-right="0.276cm"/>
    </style:style>
    <style:style style:name="gr31" style:family="graphic" style:parent-style-name="Object_20_without_20_fill_5f_2_5f_1_5f_1">
      <style:graphic-properties svg:stroke-width="0.053cm" svg:stroke-color="#454fa1" draw:marker-start-width="0.279cm" draw:marker-end-width="0.279cm" draw:fill="none" draw:textarea-vertical-align="middle" fo:padding-top="0.151cm" fo:padding-bottom="0.151cm" fo:padding-left="0.276cm" fo:padding-right="0.276cm"/>
    </style:style>
    <style:style style:name="gr32" style:family="graphic" style:parent-style-name="Object_20_without_20_fill_5f_2_5f_1_5f_1">
      <style:graphic-properties svg:stroke-width="0.053cm" svg:stroke-color="#94070a" draw:marker-start-width="0.279cm" draw:marker-end-width="0.279cm" draw:fill="none" draw:textarea-vertical-align="middle" fo:padding-top="0.151cm" fo:padding-bottom="0.151cm" fo:padding-left="0.276cm" fo:padding-right="0.276cm"/>
    </style:style>
    <style:style style:name="gr33" style:family="graphic" style:parent-style-name="Default_5f_1_5f_1_5f_1">
      <style:graphic-properties svg:stroke-color="#009598" draw:textarea-horizontal-align="justify" draw:textarea-vertical-align="middle" draw:auto-grow-height="false" fo:min-height="0cm" fo:min-width="0cm"/>
    </style:style>
    <style:style style:name="gr34" style:family="graphic" style:parent-style-name="Object_20_without_20_fill_5f_3_5f_1">
      <style:graphic-properties draw:stroke="dash" draw:stroke-dash="Ultrafine_20_Dashed" svg:stroke-width="0.035cm" svg:stroke-color="#ed1c24" draw:marker-start-width="0.252cm" draw:marker-end-width="0.252cm" draw:fill="none" draw:textarea-vertical-align="middle" fo:padding-top="0.142cm" fo:padding-bottom="0.142cm" fo:padding-left="0.267cm" fo:padding-right="0.267cm"/>
    </style:style>
    <style:style style:name="gr35" style:family="graphic" style:parent-style-name="Object_20_without_20_fill_5f_4">
      <style:graphic-properties draw:stroke="solid" svg:stroke-width="0.106cm" svg:stroke-color="#f58220" draw:marker-start-width="0.358cm" draw:marker-end-width="0.358cm" draw:fill="none" draw:textarea-vertical-align="middle" fo:padding-top="0.177cm" fo:padding-bottom="0.177cm" fo:padding-left="0.302cm" fo:padding-right="0.302cm"/>
    </style:style>
    <style:style style:name="gr36" style:family="graphic" style:parent-style-name="Default_5f_1">
      <style:graphic-properties draw:stroke="solid" svg:stroke-width="0.159cm" svg:stroke-color="#f58220" draw:marker-start-width="0.438cm" draw:marker-end-width="0.438cm" draw:fill="none" draw:textarea-horizontal-align="justify" draw:textarea-vertical-align="middle" draw:auto-grow-height="false" fo:min-height="0.458cm" fo:min-width="1.138cm" fo:padding-top="0.204cm" fo:padding-bottom="0.204cm" fo:padding-left="0.329cm" fo:padding-right="0.329cm"/>
    </style:style>
    <style:style style:name="gr37" style:family="graphic" style:parent-style-name="Object_20_without_20_fill_5f_4">
      <style:graphic-properties draw:stroke="solid" svg:stroke-width="0.106cm" svg:stroke-color="#ed1c24" draw:marker-start-width="0.358cm" draw:marker-end-width="0.358cm" draw:fill="none" draw:textarea-vertical-align="middle" fo:padding-top="0.177cm" fo:padding-bottom="0.177cm" fo:padding-left="0.302cm" fo:padding-right="0.302cm"/>
    </style:style>
    <style:style style:name="gr38" style:family="graphic" style:parent-style-name="Default_5f_1">
      <style:graphic-properties draw:stroke="solid" svg:stroke-width="0.159cm" svg:stroke-color="#ed1c24" draw:marker-start-width="0.438cm" draw:marker-end-width="0.438cm" draw:fill="none" draw:textarea-horizontal-align="justify" draw:textarea-vertical-align="middle" draw:auto-grow-height="false" fo:min-height="0.458cm" fo:min-width="3.294cm" fo:padding-top="0.204cm" fo:padding-bottom="0.204cm" fo:padding-left="0.329cm" fo:padding-right="0.329cm"/>
    </style:style>
    <style:style style:name="gr39" style:family="graphic" style:parent-style-name="Default_5f_1_5f_1_5f_1_5f_1">
      <style:graphic-properties draw:stroke="none" svg:stroke-color="#000000" draw:fill="none" draw:fill-color="#ffffff" draw:auto-grow-height="true" draw:auto-grow-width="false" fo:max-height="0cm" fo:min-height="0.556cm"/>
    </style:style>
    <style:style style:name="gr40" style:family="graphic" style:parent-style-name="Default_5f_1_5f_1_5f_1_5f_1">
      <style:graphic-properties draw:stroke="none" svg:stroke-color="#000000" draw:fill="none" draw:fill-color="#ffffff" draw:auto-grow-height="true" draw:auto-grow-width="false" fo:max-height="0cm" fo:min-height="0.512cm"/>
    </style:style>
    <style:style style:name="gr41" style:family="graphic" style:parent-style-name="Object_20_without_20_fill_5f_2_5f_1_5f_1_5f_1">
      <style:graphic-properties svg:stroke-color="#333333" draw:marker-start="Symmetric_20_Arrow" draw:marker-end="Symmetric_20_Arrow" draw:fill="none" draw:textarea-vertical-align="middle"/>
    </style:style>
    <style:style style:name="gr42" style:family="graphic" style:parent-style-name="Object_20_without_20_fill_5f_2_5f_1_5f_1_5f_1">
      <style:graphic-properties svg:stroke-width="0.053cm" svg:stroke-color="#579835" draw:marker-start-width="0.279cm" draw:marker-end-width="0.279cm" draw:fill="none" draw:textarea-vertical-align="middle" fo:padding-top="0.151cm" fo:padding-bottom="0.151cm" fo:padding-left="0.276cm" fo:padding-right="0.276cm"/>
    </style:style>
    <style:style style:name="gr43" style:family="graphic" style:parent-style-name="Object_20_without_20_fill_5f_2_5f_1_5f_1_5f_1">
      <style:graphic-properties svg:stroke-width="0.053cm" svg:stroke-color="#454fa1" draw:marker-start-width="0.279cm" draw:marker-end-width="0.279cm" draw:fill="none" draw:textarea-vertical-align="middle" fo:padding-top="0.151cm" fo:padding-bottom="0.151cm" fo:padding-left="0.276cm" fo:padding-right="0.276cm"/>
    </style:style>
    <style:style style:name="gr44" style:family="graphic" style:parent-style-name="Object_20_without_20_fill_5f_2_5f_1_5f_1_5f_1">
      <style:graphic-properties svg:stroke-width="0.053cm" svg:stroke-color="#94070a" draw:marker-start-width="0.279cm" draw:marker-end-width="0.279cm" draw:fill="none" draw:textarea-vertical-align="middle" fo:padding-top="0.151cm" fo:padding-bottom="0.151cm" fo:padding-left="0.276cm" fo:padding-right="0.276cm"/>
    </style:style>
    <style:style style:name="gr45" style:family="graphic" style:parent-style-name="Default_5f_1_5f_1_5f_1_5f_1">
      <style:graphic-properties svg:stroke-color="#009598" draw:textarea-horizontal-align="justify" draw:textarea-vertical-align="middle" draw:auto-grow-height="false" fo:min-height="0cm" fo:min-width="0cm"/>
    </style:style>
    <style:style style:name="gr46" style:family="graphic" style:parent-style-name="Object_20_without_20_fill_5f_3_5f_1_5f_1">
      <style:graphic-properties draw:stroke="dash" draw:stroke-dash="Ultrafine_20_Dashed" svg:stroke-width="0.035cm" svg:stroke-color="#ed1c24" draw:marker-start-width="0.252cm" draw:marker-end-width="0.252cm" draw:fill="none" draw:textarea-vertical-align="middle" fo:padding-top="0.142cm" fo:padding-bottom="0.142cm" fo:padding-left="0.267cm" fo:padding-right="0.267cm"/>
    </style:style>
    <style:style style:name="gr47" style:family="graphic" style:parent-style-name="Object_20_without_20_fill_5f_4_5f_1">
      <style:graphic-properties draw:stroke="solid" svg:stroke-width="0.106cm" svg:stroke-color="#f58220" draw:marker-start-width="0.358cm" draw:marker-end-width="0.358cm" draw:fill="none" draw:textarea-vertical-align="middle" fo:padding-top="0.177cm" fo:padding-bottom="0.177cm" fo:padding-left="0.302cm" fo:padding-right="0.302cm"/>
    </style:style>
    <style:style style:name="gr48" style:family="graphic" style:parent-style-name="Default_5f_1_5f_3">
      <style:graphic-properties draw:stroke="solid" svg:stroke-width="0.159cm" svg:stroke-color="#f58220" draw:marker-start-width="0.438cm" draw:marker-end-width="0.438cm" draw:fill="none" draw:textarea-horizontal-align="justify" draw:textarea-vertical-align="middle" draw:auto-grow-height="false" fo:min-height="0.458cm" fo:min-width="1.138cm" fo:padding-top="0.204cm" fo:padding-bottom="0.204cm" fo:padding-left="0.329cm" fo:padding-right="0.329cm"/>
    </style:style>
    <style:style style:name="gr49" style:family="graphic" style:parent-style-name="Object_20_without_20_fill_5f_4_5f_1">
      <style:graphic-properties draw:stroke="solid" svg:stroke-width="0.106cm" svg:stroke-color="#ed1c24" draw:marker-start-width="0.358cm" draw:marker-end-width="0.358cm" draw:fill="none" draw:textarea-vertical-align="middle" fo:padding-top="0.177cm" fo:padding-bottom="0.177cm" fo:padding-left="0.302cm" fo:padding-right="0.302cm"/>
    </style:style>
    <style:style style:name="gr50" style:family="graphic" style:parent-style-name="Default_5f_1_5f_3">
      <style:graphic-properties draw:stroke="solid" svg:stroke-width="0.159cm" svg:stroke-color="#ed1c24" draw:marker-start-width="0.438cm" draw:marker-end-width="0.438cm" draw:fill="none" draw:textarea-horizontal-align="justify" draw:textarea-vertical-align="middle" draw:auto-grow-height="false" fo:min-height="0.458cm" fo:min-width="3.294cm" fo:padding-top="0.204cm" fo:padding-bottom="0.204cm" fo:padding-left="0.329cm" fo:padding-right="0.329cm"/>
    </style:style>
    <style:style style:name="gr51" style:family="graphic" style:parent-style-name="Default_5f_1_5f_3">
      <style:graphic-properties draw:stroke="solid" svg:stroke-width="0.053cm" svg:stroke-color="#00b6bd" draw:marker-start-width="0.279cm" draw:marker-end-width="0.279cm" draw:fill="none" draw:textarea-horizontal-align="justify" draw:textarea-vertical-align="middle" draw:auto-grow-height="false" fo:min-height="1.081cm" fo:min-width="6.094cm" fo:padding-top="0.151cm" fo:padding-bottom="0.151cm" fo:padding-left="0.276cm" fo:padding-right="0.276cm"/>
    </style:style>
    <style:style style:name="gr52" style:family="graphic" style:parent-style-name="Object_20_without_20_fill_5f_1">
      <style:graphic-properties svg:stroke-color="#333333" draw:marker-start="Symmetric_20_Arrow" draw:marker-end="Symmetric_20_Arrow" draw:fill="none" draw:textarea-vertical-align="middle"/>
    </style:style>
    <style:style style:name="gr53" style:family="graphic" style:parent-style-name="Object_20_without_20_fill_5f_1">
      <style:graphic-properties svg:stroke-width="0.053cm" svg:stroke-color="#579835" draw:marker-start-width="0.279cm" draw:marker-end-width="0.279cm" draw:fill="none" draw:textarea-vertical-align="middle" fo:padding-top="0.151cm" fo:padding-bottom="0.151cm" fo:padding-left="0.276cm" fo:padding-right="0.276cm"/>
    </style:style>
    <style:style style:name="gr54" style:family="graphic" style:parent-style-name="Object_20_without_20_fill_5f_1">
      <style:graphic-properties svg:stroke-width="0.053cm" svg:stroke-color="#454fa1" draw:marker-start-width="0.279cm" draw:marker-end-width="0.279cm" draw:fill="none" draw:textarea-vertical-align="middle" fo:padding-top="0.151cm" fo:padding-bottom="0.151cm" fo:padding-left="0.276cm" fo:padding-right="0.276cm"/>
    </style:style>
    <style:style style:name="gr55" style:family="graphic" style:parent-style-name="Object_20_without_20_fill_5f_1">
      <style:graphic-properties svg:stroke-width="0.053cm" svg:stroke-color="#94070a"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svg:stroke-width="0.081cm" svg:stroke-color="#f58220" draw:marker-start-width="0.321cm" draw:marker-end-width="0.321cm" draw:fill="none" draw:textarea-horizontal-align="justify" draw:textarea-vertical-align="middle" draw:auto-grow-height="false" fo:min-height="14.99cm" fo:min-width="3.564cm" fo:padding-top="0.165cm" fo:padding-bottom="0.165cm" fo:padding-left="0.29cm" fo:padding-right="0.29cm"/>
    </style:style>
    <style:style style:name="gr57"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14.91cm" fo:min-width="1.994cm" fo:padding-top="0.165cm" fo:padding-bottom="0.165cm" fo:padding-left="0.29cm" fo:padding-right="0.29cm"/>
    </style:style>
    <style:style style:name="gr58" style:family="graphic" style:parent-style-name="standard">
      <style:graphic-properties svg:stroke-width="0.081cm" svg:stroke-color="#00a65d" draw:marker-start-width="0.321cm" draw:marker-end-width="0.321cm" draw:fill="none" draw:textarea-horizontal-align="justify" draw:textarea-vertical-align="middle" draw:auto-grow-height="false" fo:min-height="14.91cm" fo:min-width="6.308cm" fo:padding-top="0.165cm" fo:padding-bottom="0.165cm" fo:padding-left="0.29cm" fo:padding-right="0.29cm"/>
    </style:style>
    <style:style style:name="gr59" style:family="graphic" style:parent-style-name="standard">
      <style:graphic-properties svg:stroke-width="0.081cm" svg:stroke-color="#8f187c" draw:marker-start-width="0.321cm" draw:marker-end-width="0.321cm" draw:fill="none" draw:textarea-horizontal-align="justify" draw:textarea-vertical-align="middle" draw:auto-grow-height="false" fo:min-height="14.402cm" fo:min-width="5.744cm" fo:padding-top="0.165cm" fo:padding-bottom="0.165cm" fo:padding-left="0.29cm" fo:padding-right="0.29cm"/>
    </style:style>
    <style:style style:name="pr1" style:family="presentation" style:parent-style-name="Default-notes">
      <style:graphic-properties draw:fill-color="#ffffff" fo:min-height="13.364cm"/>
    </style:style>
    <style:style style:name="P1" style:family="paragraph">
      <loext:graphic-properties draw:fill="none" draw:fill-color="#ffffff"/>
      <style:text-properties fo:color="#666666" fo:font-size="14pt" style:font-size-asian="14pt" style:font-size-complex="14pt"/>
    </style:style>
    <style:style style:name="P2" style:family="paragraph">
      <loext:graphic-properties draw:fill="none" draw:fill-color="#ffffff"/>
      <style:text-properties fo:color="#666666" fo:font-size="12pt" style:font-size-asian="14pt" style:font-size-complex="14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loext:graphic-properties draw:fill="none" draw:fill-color="#ffffff"/>
      <style:text-properties fo:color="#f58220" fo:font-size="12pt" style:font-size-asian="14pt" style:font-size-complex="14pt"/>
    </style:style>
    <style:style style:name="P7" style:family="paragraph">
      <loext:graphic-properties draw:fill="none" draw:fill-color="#ffffff"/>
      <style:text-properties fo:color="#ed1c24" fo:font-size="12pt" style:font-size-asian="14pt" style:font-size-complex="14pt"/>
    </style:style>
    <style:style style:name="P8" style:family="paragraph">
      <loext:graphic-properties draw:fill="none" draw:fill-color="#ffffff"/>
      <style:text-properties fo:color="#8f187c" fo:font-size="12pt" style:font-size-asian="14pt" style:font-size-complex="14pt"/>
    </style:style>
    <style:style style:name="P9" style:family="paragraph">
      <loext:graphic-properties draw:fill="none" draw:fill-color="#ffffff"/>
      <style:text-properties fo:color="#006c3b" fo:font-size="12pt" style:font-size-asian="14pt" style:font-size-complex="14pt"/>
    </style:style>
    <style:style style:name="T1" style:family="text">
      <style:text-properties fo:color="#666666" fo:font-size="14pt" style:font-size-asian="14pt" style:font-size-complex="14pt"/>
    </style:style>
    <style:style style:name="T2" style:family="text">
      <style:text-properties fo:color="#666666" fo:font-size="12pt" style:font-size-asian="14pt" style:font-size-complex="14pt"/>
    </style:style>
    <style:style style:name="T3" style:family="text">
      <style:text-properties fo:color="#f58220" fo:font-size="12pt" style:font-size-asian="14pt" style:font-size-complex="14pt"/>
    </style:style>
    <style:style style:name="T4" style:family="text">
      <style:text-properties fo:color="#ed1c24" fo:font-size="12pt" style:font-size-asian="14pt" style:font-size-complex="14pt"/>
    </style:style>
    <style:style style:name="T5" style:family="text">
      <style:text-properties fo:color="#8f187c" fo:font-size="12pt" style:font-size-asian="14pt" style:font-size-complex="14pt"/>
    </style:style>
    <style:style style:name="T6" style:family="text">
      <style:text-properties fo:color="#006c3b" fo:font-size="12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778cm" svg:height="0.806cm" svg:x="24.426cm" svg:y="2.46cm">
          <draw:text-box>
            <text:p><text:span text:style-name="T1">Time</text:span></text:p>
          </draw:text-box>
        </draw:frame>
        <draw:frame draw:style-name="gr2" draw:text-style-name="P2" draw:layer="layout" svg:width="2.686cm" svg:height="0.762cm" svg:x="-0.046cm" svg:y="1.124cm">
          <draw:text-box>
            <text:p><text:span text:style-name="T2">Property-1</text:span></text:p>
          </draw:text-box>
        </draw:frame>
        <draw:frame draw:style-name="gr1" draw:text-style-name="P1" draw:layer="layout" svg:width="1.778cm" svg:height="0.806cm" svg:x="24.426cm" svg:y="6.36cm">
          <draw:text-box>
            <text:p><text:span text:style-name="T1">Time</text:span></text:p>
          </draw:text-box>
        </draw:frame>
        <draw:frame draw:style-name="gr2" draw:text-style-name="P2" draw:layer="layout" svg:width="2.686cm" svg:height="0.762cm" svg:x="-0.046cm" svg:y="5.024cm">
          <draw:text-box>
            <text:p><text:span text:style-name="T2">Property-2</text:span></text:p>
          </draw:text-box>
        </draw:frame>
        <draw:frame draw:style-name="gr1" draw:text-style-name="P1" draw:layer="layout" svg:width="1.778cm" svg:height="0.806cm" svg:x="24.426cm" svg:y="10.26cm">
          <draw:text-box>
            <text:p><text:span text:style-name="T1">Time</text:span></text:p>
          </draw:text-box>
        </draw:frame>
        <draw:frame draw:style-name="gr2" draw:text-style-name="P2" draw:layer="layout" svg:width="2.686cm" svg:height="0.762cm" svg:x="-0.046cm" svg:y="8.924cm">
          <draw:text-box>
            <text:p><text:span text:style-name="T2">Property-3</text:span></text:p>
          </draw:text-box>
        </draw:frame>
        <draw:frame draw:style-name="gr1" draw:text-style-name="P1" draw:layer="layout" svg:width="1.778cm" svg:height="0.806cm" svg:x="24.426cm" svg:y="14.16cm">
          <draw:text-box>
            <text:p><text:span text:style-name="T1">Time</text:span></text:p>
          </draw:text-box>
        </draw:frame>
        <draw:frame draw:style-name="gr2" draw:text-style-name="P2" draw:layer="layout" svg:width="2.686cm" svg:height="0.762cm" svg:x="-0.046cm" svg:y="12.824cm">
          <draw:text-box>
            <text:p><text:span text:style-name="T2">Property-4</text:span></text:p>
          </draw:text-box>
        </draw:frame>
        <draw:line draw:style-name="gr3" draw:text-style-name="P3" draw:layer="layout" svg:x1="2.286cm" svg:y1="0.154cm" svg:x2="2.286cm" svg:y2="3.964cm">
          <text:p/>
        </draw:line>
        <draw:line draw:style-name="gr3" draw:text-style-name="P3" draw:layer="layout" svg:x1="2.286cm" svg:y1="4.054cm" svg:x2="2.286cm" svg:y2="7.864cm">
          <text:p/>
        </draw:line>
        <draw:line draw:style-name="gr3" draw:text-style-name="P3" draw:layer="layout" svg:x1="2.286cm" svg:y1="7.954cm" svg:x2="2.286cm" svg:y2="11.764cm">
          <text:p/>
        </draw:line>
        <draw:line draw:style-name="gr3" draw:text-style-name="P3" draw:layer="layout" svg:x1="2.286cm" svg:y1="11.854cm" svg:x2="2.286cm" svg:y2="15.664cm">
          <text:p/>
        </draw:line>
        <draw:line draw:style-name="gr3" draw:text-style-name="P3" draw:layer="layout" svg:x1="0.762cm" svg:y1="2.586cm" svg:x2="26.162cm" svg:y2="2.586cm">
          <text:p/>
        </draw:line>
        <draw:line draw:style-name="gr3" draw:text-style-name="P3" draw:layer="layout" svg:x1="0.762cm" svg:y1="6.486cm" svg:x2="26.162cm" svg:y2="6.486cm">
          <text:p/>
        </draw:line>
        <draw:line draw:style-name="gr3" draw:text-style-name="P3" draw:layer="layout" svg:x1="0.762cm" svg:y1="10.386cm" svg:x2="26.162cm" svg:y2="10.386cm">
          <text:p/>
        </draw:line>
        <draw:line draw:style-name="gr3" draw:text-style-name="P3" draw:layer="layout" svg:x1="0.762cm" svg:y1="14.286cm" svg:x2="26.162cm" svg:y2="14.286cm">
          <text:p/>
        </draw:line>
        <draw:path draw:style-name="gr4"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5"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6"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7"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9" draw:text-style-name="P1" draw:layer="layout" svg:width="1.778cm" svg:height="0.806cm" svg:x="24.426cm" svg:y="2.46cm">
          <draw:text-box>
            <text:p><text:span text:style-name="T1">Time</text:span></text:p>
          </draw:text-box>
        </draw:frame>
        <draw:frame draw:style-name="gr10" draw:text-style-name="P2" draw:layer="layout" svg:width="2.686cm" svg:height="0.762cm" svg:x="-0.046cm" svg:y="1.124cm">
          <draw:text-box>
            <text:p><text:span text:style-name="T2">Property-1</text:span></text:p>
          </draw:text-box>
        </draw:frame>
        <draw:frame draw:style-name="gr9" draw:text-style-name="P1" draw:layer="layout" svg:width="1.778cm" svg:height="0.806cm" svg:x="24.426cm" svg:y="6.36cm">
          <draw:text-box>
            <text:p><text:span text:style-name="T1">Time</text:span></text:p>
          </draw:text-box>
        </draw:frame>
        <draw:frame draw:style-name="gr10" draw:text-style-name="P2" draw:layer="layout" svg:width="2.686cm" svg:height="0.762cm" svg:x="-0.046cm" svg:y="5.024cm">
          <draw:text-box>
            <text:p><text:span text:style-name="T2">Property-2</text:span></text:p>
          </draw:text-box>
        </draw:frame>
        <draw:frame draw:style-name="gr9" draw:text-style-name="P1" draw:layer="layout" svg:width="1.778cm" svg:height="0.806cm" svg:x="24.426cm" svg:y="10.26cm">
          <draw:text-box>
            <text:p><text:span text:style-name="T1">Time</text:span></text:p>
          </draw:text-box>
        </draw:frame>
        <draw:frame draw:style-name="gr10" draw:text-style-name="P2" draw:layer="layout" svg:width="2.686cm" svg:height="0.762cm" svg:x="-0.046cm" svg:y="8.924cm">
          <draw:text-box>
            <text:p><text:span text:style-name="T2">Property-3</text:span></text:p>
          </draw:text-box>
        </draw:frame>
        <draw:frame draw:style-name="gr9" draw:text-style-name="P1" draw:layer="layout" svg:width="1.778cm" svg:height="0.806cm" svg:x="24.426cm" svg:y="14.16cm">
          <draw:text-box>
            <text:p><text:span text:style-name="T1">Time</text:span></text:p>
          </draw:text-box>
        </draw:frame>
        <draw:frame draw:style-name="gr10" draw:text-style-name="P2" draw:layer="layout" svg:width="2.686cm" svg:height="0.762cm" svg:x="-0.046cm" svg:y="12.824cm">
          <draw:text-box>
            <text:p><text:span text:style-name="T2">Property-4</text:span></text:p>
          </draw:text-box>
        </draw:frame>
        <draw:line draw:style-name="gr11" draw:text-style-name="P3" draw:layer="layout" svg:x1="2.286cm" svg:y1="0.154cm" svg:x2="2.286cm" svg:y2="3.964cm">
          <text:p/>
        </draw:line>
        <draw:line draw:style-name="gr11" draw:text-style-name="P3" draw:layer="layout" svg:x1="2.286cm" svg:y1="4.054cm" svg:x2="2.286cm" svg:y2="7.864cm">
          <text:p/>
        </draw:line>
        <draw:line draw:style-name="gr11" draw:text-style-name="P3" draw:layer="layout" svg:x1="2.286cm" svg:y1="7.954cm" svg:x2="2.286cm" svg:y2="11.764cm">
          <text:p/>
        </draw:line>
        <draw:line draw:style-name="gr11" draw:text-style-name="P3" draw:layer="layout" svg:x1="2.286cm" svg:y1="11.854cm" svg:x2="2.286cm" svg:y2="15.664cm">
          <text:p/>
        </draw:line>
        <draw:line draw:style-name="gr11" draw:text-style-name="P3" draw:layer="layout" svg:x1="0.762cm" svg:y1="2.586cm" svg:x2="26.162cm" svg:y2="2.586cm">
          <text:p/>
        </draw:line>
        <draw:line draw:style-name="gr11" draw:text-style-name="P3" draw:layer="layout" svg:x1="0.762cm" svg:y1="6.486cm" svg:x2="26.162cm" svg:y2="6.486cm">
          <text:p/>
        </draw:line>
        <draw:line draw:style-name="gr11" draw:text-style-name="P3" draw:layer="layout" svg:x1="0.762cm" svg:y1="10.386cm" svg:x2="26.162cm" svg:y2="10.386cm">
          <text:p/>
        </draw:line>
        <draw:line draw:style-name="gr11" draw:text-style-name="P3" draw:layer="layout" svg:x1="0.762cm" svg:y1="14.286cm" svg:x2="26.162cm" svg:y2="14.286cm">
          <text:p/>
        </draw:line>
        <draw:path draw:style-name="gr12"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13"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14"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15"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3" draw:layer="layout" svg:x1="2.286cm" svg:y1="1.524cm" svg:x2="26.162cm" svg:y2="1.524cm">
          <text:p/>
        </draw:line>
        <draw:line draw:style-name="gr16" draw:text-style-name="P3" draw:layer="layout" svg:x1="2.286cm" svg:y1="3.224cm" svg:x2="26.162cm" svg:y2="3.224cm">
          <text:p/>
        </draw:line>
        <draw:line draw:style-name="gr16" draw:text-style-name="P3" draw:layer="layout" svg:x1="2.286cm" svg:y1="6.124cm" svg:x2="26.162cm" svg:y2="6.124cm">
          <text:p/>
        </draw:line>
        <draw:line draw:style-name="gr16" draw:text-style-name="P3" draw:layer="layout" svg:x1="2.286cm" svg:y1="8.824cm" svg:x2="26.162cm" svg:y2="8.824cm">
          <text:p/>
        </draw:line>
        <draw:line draw:style-name="gr16" draw:text-style-name="P3" draw:layer="layout" svg:x1="2.286cm" svg:y1="12.924cm" svg:x2="26.162cm" svg:y2="12.924cm">
          <text:p/>
        </draw:line>
        <presentation:notes draw:style-name="dp2">
          <draw:page-thumbnail draw:style-name="gr8"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7" draw:text-style-name="P1" draw:layer="layout" svg:width="1.778cm" svg:height="0.806cm" svg:x="24.426cm" svg:y="2.46cm">
          <draw:text-box>
            <text:p><text:span text:style-name="T1">Time</text:span></text:p>
          </draw:text-box>
        </draw:frame>
        <draw:frame draw:style-name="gr18" draw:text-style-name="P2" draw:layer="layout" svg:width="2.686cm" svg:height="0.762cm" svg:x="-0.046cm" svg:y="1.124cm">
          <draw:text-box>
            <text:p><text:span text:style-name="T2">Property-1</text:span></text:p>
          </draw:text-box>
        </draw:frame>
        <draw:frame draw:style-name="gr17" draw:text-style-name="P1" draw:layer="layout" svg:width="1.778cm" svg:height="0.806cm" svg:x="24.426cm" svg:y="6.36cm">
          <draw:text-box>
            <text:p><text:span text:style-name="T1">Time</text:span></text:p>
          </draw:text-box>
        </draw:frame>
        <draw:frame draw:style-name="gr18" draw:text-style-name="P2" draw:layer="layout" svg:width="2.686cm" svg:height="0.762cm" svg:x="-0.046cm" svg:y="5.024cm">
          <draw:text-box>
            <text:p><text:span text:style-name="T2">Property-2</text:span></text:p>
          </draw:text-box>
        </draw:frame>
        <draw:frame draw:style-name="gr17" draw:text-style-name="P1" draw:layer="layout" svg:width="1.778cm" svg:height="0.806cm" svg:x="24.426cm" svg:y="10.26cm">
          <draw:text-box>
            <text:p><text:span text:style-name="T1">Time</text:span></text:p>
          </draw:text-box>
        </draw:frame>
        <draw:frame draw:style-name="gr18" draw:text-style-name="P2" draw:layer="layout" svg:width="2.686cm" svg:height="0.762cm" svg:x="-0.046cm" svg:y="8.924cm">
          <draw:text-box>
            <text:p><text:span text:style-name="T2">Property-3</text:span></text:p>
          </draw:text-box>
        </draw:frame>
        <draw:frame draw:style-name="gr17" draw:text-style-name="P1" draw:layer="layout" svg:width="1.778cm" svg:height="0.806cm" svg:x="24.426cm" svg:y="14.16cm">
          <draw:text-box>
            <text:p><text:span text:style-name="T1">Time</text:span></text:p>
          </draw:text-box>
        </draw:frame>
        <draw:frame draw:style-name="gr18" draw:text-style-name="P2" draw:layer="layout" svg:width="2.686cm" svg:height="0.762cm" svg:x="-0.046cm" svg:y="12.824cm">
          <draw:text-box>
            <text:p><text:span text:style-name="T2">Property-4</text:span></text:p>
          </draw:text-box>
        </draw:frame>
        <draw:line draw:style-name="gr19" draw:text-style-name="P3" draw:layer="layout" svg:x1="2.286cm" svg:y1="0.154cm" svg:x2="2.286cm" svg:y2="3.964cm">
          <text:p/>
        </draw:line>
        <draw:line draw:style-name="gr19" draw:text-style-name="P3" draw:layer="layout" svg:x1="2.286cm" svg:y1="4.054cm" svg:x2="2.286cm" svg:y2="7.864cm">
          <text:p/>
        </draw:line>
        <draw:line draw:style-name="gr19" draw:text-style-name="P3" draw:layer="layout" svg:x1="2.286cm" svg:y1="7.954cm" svg:x2="2.286cm" svg:y2="11.764cm">
          <text:p/>
        </draw:line>
        <draw:line draw:style-name="gr19" draw:text-style-name="P3" draw:layer="layout" svg:x1="2.286cm" svg:y1="11.854cm" svg:x2="2.286cm" svg:y2="15.664cm">
          <text:p/>
        </draw:line>
        <draw:line draw:style-name="gr19" draw:text-style-name="P3" draw:layer="layout" svg:x1="0.762cm" svg:y1="2.586cm" svg:x2="26.162cm" svg:y2="2.586cm">
          <text:p/>
        </draw:line>
        <draw:line draw:style-name="gr19" draw:text-style-name="P3" draw:layer="layout" svg:x1="0.762cm" svg:y1="6.486cm" svg:x2="26.162cm" svg:y2="6.486cm">
          <text:p/>
        </draw:line>
        <draw:line draw:style-name="gr19" draw:text-style-name="P3" draw:layer="layout" svg:x1="0.762cm" svg:y1="10.386cm" svg:x2="26.162cm" svg:y2="10.386cm">
          <text:p/>
        </draw:line>
        <draw:line draw:style-name="gr19" draw:text-style-name="P3" draw:layer="layout" svg:x1="0.762cm" svg:y1="14.286cm" svg:x2="26.162cm" svg:y2="14.286cm">
          <text:p/>
        </draw:line>
        <draw:path draw:style-name="gr20"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21"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22"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23"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3" draw:layer="layout" svg:x1="2.286cm" svg:y1="1.524cm" svg:x2="26.162cm" svg:y2="1.524cm">
          <text:p/>
        </draw:line>
        <draw:line draw:style-name="gr24" draw:text-style-name="P3" draw:layer="layout" svg:x1="2.286cm" svg:y1="3.224cm" svg:x2="26.162cm" svg:y2="3.224cm">
          <text:p/>
        </draw:line>
        <draw:line draw:style-name="gr24" draw:text-style-name="P3" draw:layer="layout" svg:x1="2.286cm" svg:y1="6.124cm" svg:x2="26.162cm" svg:y2="6.124cm">
          <text:p/>
        </draw:line>
        <draw:line draw:style-name="gr24" draw:text-style-name="P3" draw:layer="layout" svg:x1="2.286cm" svg:y1="8.824cm" svg:x2="26.162cm" svg:y2="8.824cm">
          <text:p/>
        </draw:line>
        <draw:line draw:style-name="gr24" draw:text-style-name="P3" draw:layer="layout" svg:x1="2.286cm" svg:y1="12.924cm" svg:x2="26.162cm" svg:y2="12.924cm">
          <text:p/>
        </draw:line>
        <draw:line draw:style-name="gr25" draw:text-style-name="P3" draw:layer="layout" svg:x1="6.442cm" svg:y1="0.508cm" svg:x2="6.442cm" svg:y2="15.24cm">
          <text:p/>
        </draw:line>
        <draw:custom-shape draw:style-name="gr26" draw:text-style-name="P3" draw:layer="layout" svg:width="1.27cm" svg:height="1.224cm" svg:x="5.842cm" svg:y="2.6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27" draw:text-style-name="P1" draw:layer="layout" svg:width="1.778cm" svg:height="0.806cm" svg:x="24.426cm" svg:y="2.46cm">
          <draw:text-box>
            <text:p><text:span text:style-name="T1">Time</text:span></text:p>
          </draw:text-box>
        </draw:frame>
        <draw:frame draw:style-name="gr28" draw:text-style-name="P2" draw:layer="layout" svg:width="2.686cm" svg:height="0.762cm" svg:x="-0.046cm" svg:y="1.124cm">
          <draw:text-box>
            <text:p><text:span text:style-name="T2">Property-1</text:span></text:p>
          </draw:text-box>
        </draw:frame>
        <draw:frame draw:style-name="gr27" draw:text-style-name="P1" draw:layer="layout" svg:width="1.778cm" svg:height="0.806cm" svg:x="24.426cm" svg:y="6.36cm">
          <draw:text-box>
            <text:p><text:span text:style-name="T1">Time</text:span></text:p>
          </draw:text-box>
        </draw:frame>
        <draw:frame draw:style-name="gr28" draw:text-style-name="P2" draw:layer="layout" svg:width="2.686cm" svg:height="0.762cm" svg:x="-0.046cm" svg:y="5.024cm">
          <draw:text-box>
            <text:p><text:span text:style-name="T2">Property-2</text:span></text:p>
          </draw:text-box>
        </draw:frame>
        <draw:frame draw:style-name="gr27" draw:text-style-name="P1" draw:layer="layout" svg:width="1.778cm" svg:height="0.806cm" svg:x="24.426cm" svg:y="10.26cm">
          <draw:text-box>
            <text:p><text:span text:style-name="T1">Time</text:span></text:p>
          </draw:text-box>
        </draw:frame>
        <draw:frame draw:style-name="gr28" draw:text-style-name="P2" draw:layer="layout" svg:width="2.686cm" svg:height="0.762cm" svg:x="-0.046cm" svg:y="8.924cm">
          <draw:text-box>
            <text:p><text:span text:style-name="T2">Property-3</text:span></text:p>
          </draw:text-box>
        </draw:frame>
        <draw:frame draw:style-name="gr27" draw:text-style-name="P1" draw:layer="layout" svg:width="1.778cm" svg:height="0.806cm" svg:x="24.426cm" svg:y="14.16cm">
          <draw:text-box>
            <text:p><text:span text:style-name="T1">Time</text:span></text:p>
          </draw:text-box>
        </draw:frame>
        <draw:frame draw:style-name="gr28" draw:text-style-name="P2" draw:layer="layout" svg:width="2.686cm" svg:height="0.762cm" svg:x="-0.046cm" svg:y="12.824cm">
          <draw:text-box>
            <text:p><text:span text:style-name="T2">Property-4</text:span></text:p>
          </draw:text-box>
        </draw:frame>
        <draw:line draw:style-name="gr29" draw:text-style-name="P3" draw:layer="layout" svg:x1="2.286cm" svg:y1="0.154cm" svg:x2="2.286cm" svg:y2="3.964cm">
          <text:p/>
        </draw:line>
        <draw:line draw:style-name="gr29" draw:text-style-name="P3" draw:layer="layout" svg:x1="2.286cm" svg:y1="4.054cm" svg:x2="2.286cm" svg:y2="7.864cm">
          <text:p/>
        </draw:line>
        <draw:line draw:style-name="gr29" draw:text-style-name="P3" draw:layer="layout" svg:x1="2.286cm" svg:y1="7.954cm" svg:x2="2.286cm" svg:y2="11.764cm">
          <text:p/>
        </draw:line>
        <draw:line draw:style-name="gr29" draw:text-style-name="P3" draw:layer="layout" svg:x1="2.286cm" svg:y1="11.854cm" svg:x2="2.286cm" svg:y2="15.664cm">
          <text:p/>
        </draw:line>
        <draw:line draw:style-name="gr29" draw:text-style-name="P3" draw:layer="layout" svg:x1="0.762cm" svg:y1="2.586cm" svg:x2="26.162cm" svg:y2="2.586cm">
          <text:p/>
        </draw:line>
        <draw:line draw:style-name="gr29" draw:text-style-name="P3" draw:layer="layout" svg:x1="0.762cm" svg:y1="6.486cm" svg:x2="26.162cm" svg:y2="6.486cm">
          <text:p/>
        </draw:line>
        <draw:line draw:style-name="gr29" draw:text-style-name="P3" draw:layer="layout" svg:x1="0.762cm" svg:y1="10.386cm" svg:x2="26.162cm" svg:y2="10.386cm">
          <text:p/>
        </draw:line>
        <draw:line draw:style-name="gr29" draw:text-style-name="P3" draw:layer="layout" svg:x1="0.762cm" svg:y1="14.286cm" svg:x2="26.162cm" svg:y2="14.286cm">
          <text:p/>
        </draw:line>
        <draw:path draw:style-name="gr30"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31"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32"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33"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3" draw:layer="layout" svg:x1="2.286cm" svg:y1="1.524cm" svg:x2="26.162cm" svg:y2="1.524cm">
          <text:p/>
        </draw:line>
        <draw:line draw:style-name="gr34" draw:text-style-name="P3" draw:layer="layout" svg:x1="2.286cm" svg:y1="3.224cm" svg:x2="26.162cm" svg:y2="3.224cm">
          <text:p/>
        </draw:line>
        <draw:line draw:style-name="gr34" draw:text-style-name="P3" draw:layer="layout" svg:x1="2.286cm" svg:y1="6.124cm" svg:x2="26.162cm" svg:y2="6.124cm">
          <text:p/>
        </draw:line>
        <draw:line draw:style-name="gr34" draw:text-style-name="P3" draw:layer="layout" svg:x1="2.286cm" svg:y1="8.824cm" svg:x2="26.162cm" svg:y2="8.824cm">
          <text:p/>
        </draw:line>
        <draw:line draw:style-name="gr34" draw:text-style-name="P3" draw:layer="layout" svg:x1="2.286cm" svg:y1="12.924cm" svg:x2="26.162cm" svg:y2="12.924cm">
          <text:p/>
        </draw:line>
        <draw:line draw:style-name="gr35" draw:text-style-name="P3" draw:layer="layout" svg:x1="10.242cm" svg:y1="0.508cm" svg:x2="10.242cm" svg:y2="15.24cm">
          <text:p/>
        </draw:line>
        <draw:custom-shape draw:style-name="gr36" draw:text-style-name="P3" draw:layer="layout" svg:width="2.54cm" svg:height="1.224cm" svg:x="9.906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 draw:layer="layout" svg:x1="12.042cm" svg:y1="0.508cm" svg:x2="12.042cm" svg:y2="15.24cm">
          <text:p/>
        </draw:line>
        <draw:line draw:style-name="gr37" draw:text-style-name="P3" draw:layer="layout" svg:x1="11.142cm" svg:y1="0.508cm" svg:x2="11.142cm" svg:y2="15.24cm">
          <text:p/>
        </draw:line>
        <draw:line draw:style-name="gr37" draw:text-style-name="P3" draw:layer="layout" svg:x1="15.342cm" svg:y1="0.508cm" svg:x2="15.342cm" svg:y2="15.24cm">
          <text:p/>
        </draw:line>
        <draw:custom-shape draw:style-name="gr38" draw:text-style-name="P3" draw:layer="layout" svg:width="5.588cm" svg:height="1.224cm" svg:x="10.668cm" svg:y="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5.588cm" svg:height="1.224cm" svg:x="10.669cm" svg:y="0.91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39" draw:text-style-name="P1" draw:layer="layout" svg:width="1.778cm" svg:height="0.806cm" svg:x="24.426cm" svg:y="2.46cm">
          <draw:text-box>
            <text:p><text:span text:style-name="T1">Time</text:span></text:p>
          </draw:text-box>
        </draw:frame>
        <draw:frame draw:style-name="gr40" draw:text-style-name="P2" draw:layer="layout" svg:width="2.686cm" svg:height="0.762cm" svg:x="-0.046cm" svg:y="1.124cm">
          <draw:text-box>
            <text:p><text:span text:style-name="T2">Property-1</text:span></text:p>
          </draw:text-box>
        </draw:frame>
        <draw:frame draw:style-name="gr39" draw:text-style-name="P1" draw:layer="layout" svg:width="1.778cm" svg:height="0.806cm" svg:x="24.426cm" svg:y="6.36cm">
          <draw:text-box>
            <text:p><text:span text:style-name="T1">Time</text:span></text:p>
          </draw:text-box>
        </draw:frame>
        <draw:frame draw:style-name="gr40" draw:text-style-name="P2" draw:layer="layout" svg:width="2.686cm" svg:height="0.762cm" svg:x="-0.046cm" svg:y="5.024cm">
          <draw:text-box>
            <text:p><text:span text:style-name="T2">Property-2</text:span></text:p>
          </draw:text-box>
        </draw:frame>
        <draw:frame draw:style-name="gr39" draw:text-style-name="P1" draw:layer="layout" svg:width="1.778cm" svg:height="0.806cm" svg:x="24.426cm" svg:y="10.26cm">
          <draw:text-box>
            <text:p><text:span text:style-name="T1">Time</text:span></text:p>
          </draw:text-box>
        </draw:frame>
        <draw:frame draw:style-name="gr40" draw:text-style-name="P2" draw:layer="layout" svg:width="2.686cm" svg:height="0.762cm" svg:x="-0.046cm" svg:y="8.924cm">
          <draw:text-box>
            <text:p><text:span text:style-name="T2">Property-3</text:span></text:p>
          </draw:text-box>
        </draw:frame>
        <draw:frame draw:style-name="gr39" draw:text-style-name="P1" draw:layer="layout" svg:width="1.778cm" svg:height="0.806cm" svg:x="24.426cm" svg:y="14.16cm">
          <draw:text-box>
            <text:p><text:span text:style-name="T1">Time</text:span></text:p>
          </draw:text-box>
        </draw:frame>
        <draw:frame draw:style-name="gr40" draw:text-style-name="P2" draw:layer="layout" svg:width="2.686cm" svg:height="0.762cm" svg:x="-0.046cm" svg:y="12.824cm">
          <draw:text-box>
            <text:p><text:span text:style-name="T2">Property-4</text:span></text:p>
          </draw:text-box>
        </draw:frame>
        <draw:line draw:style-name="gr41" draw:text-style-name="P3" draw:layer="layout" svg:x1="2.286cm" svg:y1="0.154cm" svg:x2="2.286cm" svg:y2="3.964cm">
          <text:p/>
        </draw:line>
        <draw:line draw:style-name="gr41" draw:text-style-name="P3" draw:layer="layout" svg:x1="2.286cm" svg:y1="4.054cm" svg:x2="2.286cm" svg:y2="7.864cm">
          <text:p/>
        </draw:line>
        <draw:line draw:style-name="gr41" draw:text-style-name="P3" draw:layer="layout" svg:x1="2.286cm" svg:y1="7.954cm" svg:x2="2.286cm" svg:y2="11.764cm">
          <text:p/>
        </draw:line>
        <draw:line draw:style-name="gr41" draw:text-style-name="P3" draw:layer="layout" svg:x1="2.286cm" svg:y1="11.854cm" svg:x2="2.286cm" svg:y2="15.664cm">
          <text:p/>
        </draw:line>
        <draw:line draw:style-name="gr41" draw:text-style-name="P3" draw:layer="layout" svg:x1="0.762cm" svg:y1="2.586cm" svg:x2="26.162cm" svg:y2="2.586cm">
          <text:p/>
        </draw:line>
        <draw:line draw:style-name="gr41" draw:text-style-name="P3" draw:layer="layout" svg:x1="0.762cm" svg:y1="6.486cm" svg:x2="26.162cm" svg:y2="6.486cm">
          <text:p/>
        </draw:line>
        <draw:line draw:style-name="gr41" draw:text-style-name="P3" draw:layer="layout" svg:x1="0.762cm" svg:y1="10.386cm" svg:x2="26.162cm" svg:y2="10.386cm">
          <text:p/>
        </draw:line>
        <draw:line draw:style-name="gr41" draw:text-style-name="P3" draw:layer="layout" svg:x1="0.762cm" svg:y1="14.286cm" svg:x2="26.162cm" svg:y2="14.286cm">
          <text:p/>
        </draw:line>
        <draw:path draw:style-name="gr42"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43"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44"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45"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3" draw:layer="layout" svg:x1="2.286cm" svg:y1="1.524cm" svg:x2="26.162cm" svg:y2="1.524cm">
          <text:p/>
        </draw:line>
        <draw:line draw:style-name="gr46" draw:text-style-name="P3" draw:layer="layout" svg:x1="2.286cm" svg:y1="3.224cm" svg:x2="26.162cm" svg:y2="3.224cm">
          <text:p/>
        </draw:line>
        <draw:line draw:style-name="gr46" draw:text-style-name="P3" draw:layer="layout" svg:x1="2.286cm" svg:y1="6.124cm" svg:x2="26.162cm" svg:y2="6.124cm">
          <text:p/>
        </draw:line>
        <draw:line draw:style-name="gr46" draw:text-style-name="P3" draw:layer="layout" svg:x1="2.286cm" svg:y1="8.824cm" svg:x2="26.162cm" svg:y2="8.824cm">
          <text:p/>
        </draw:line>
        <draw:line draw:style-name="gr46" draw:text-style-name="P3" draw:layer="layout" svg:x1="2.286cm" svg:y1="12.924cm" svg:x2="26.162cm" svg:y2="12.924cm">
          <text:p/>
        </draw:line>
        <draw:line draw:style-name="gr47" draw:text-style-name="P3" draw:layer="layout" svg:x1="10.242cm" svg:y1="0.508cm" svg:x2="10.242cm" svg:y2="15.24cm">
          <text:p/>
        </draw:line>
        <draw:custom-shape draw:style-name="gr48" draw:text-style-name="P3" draw:layer="layout" svg:width="2.54cm" svg:height="1.224cm" svg:x="9.906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3" draw:layer="layout" svg:x1="12.042cm" svg:y1="0.508cm" svg:x2="12.042cm" svg:y2="15.24cm">
          <text:p/>
        </draw:line>
        <draw:line draw:style-name="gr49" draw:text-style-name="P3" draw:layer="layout" svg:x1="11.142cm" svg:y1="0.508cm" svg:x2="11.142cm" svg:y2="15.24cm">
          <text:p/>
        </draw:line>
        <draw:line draw:style-name="gr49" draw:text-style-name="P3" draw:layer="layout" svg:x1="15.342cm" svg:y1="0.508cm" svg:x2="15.342cm" svg:y2="15.24cm">
          <text:p/>
        </draw:line>
        <draw:custom-shape draw:style-name="gr50" draw:text-style-name="P3" draw:layer="layout" svg:width="5.588cm" svg:height="1.224cm" svg:x="10.668cm" svg:y="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 draw:layer="layout" svg:width="5.588cm" svg:height="1.224cm" svg:x="10.669cm" svg:y="0.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draw:layer="layout" svg:width="9.398cm" svg:height="1.955cm" draw:transform="skewX (0.00733038285837618) rotate (-1.56014981835773) translate (12.426cm 0.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9" draw:text-style-name="P1" draw:layer="layout" svg:width="1.778cm" svg:height="0.806cm" svg:x="24.426cm" svg:y="2.46cm">
          <draw:text-box>
            <text:p><text:span text:style-name="T1">Time</text:span></text:p>
          </draw:text-box>
        </draw:frame>
        <draw:frame draw:style-name="gr10" draw:text-style-name="P2" draw:layer="layout" svg:width="2.686cm" svg:height="0.762cm" svg:x="-0.046cm" svg:y="1.124cm">
          <draw:text-box>
            <text:p><text:span text:style-name="T2">Property-1</text:span></text:p>
          </draw:text-box>
        </draw:frame>
        <draw:frame draw:style-name="gr9" draw:text-style-name="P1" draw:layer="layout" svg:width="1.778cm" svg:height="0.806cm" svg:x="24.426cm" svg:y="6.36cm">
          <draw:text-box>
            <text:p><text:span text:style-name="T1">Time</text:span></text:p>
          </draw:text-box>
        </draw:frame>
        <draw:frame draw:style-name="gr10" draw:text-style-name="P2" draw:layer="layout" svg:width="2.686cm" svg:height="0.762cm" svg:x="-0.046cm" svg:y="5.024cm">
          <draw:text-box>
            <text:p><text:span text:style-name="T2">Property-2</text:span></text:p>
          </draw:text-box>
        </draw:frame>
        <draw:frame draw:style-name="gr9" draw:text-style-name="P1" draw:layer="layout" svg:width="1.778cm" svg:height="0.806cm" svg:x="24.426cm" svg:y="10.26cm">
          <draw:text-box>
            <text:p><text:span text:style-name="T1">Time</text:span></text:p>
          </draw:text-box>
        </draw:frame>
        <draw:frame draw:style-name="gr10" draw:text-style-name="P2" draw:layer="layout" svg:width="2.686cm" svg:height="0.762cm" svg:x="-0.046cm" svg:y="8.924cm">
          <draw:text-box>
            <text:p><text:span text:style-name="T2">Property-3</text:span></text:p>
          </draw:text-box>
        </draw:frame>
        <draw:frame draw:style-name="gr9" draw:text-style-name="P1" draw:layer="layout" svg:width="1.778cm" svg:height="0.806cm" svg:x="24.426cm" svg:y="14.16cm">
          <draw:text-box>
            <text:p><text:span text:style-name="T1">Time</text:span></text:p>
          </draw:text-box>
        </draw:frame>
        <draw:frame draw:style-name="gr10" draw:text-style-name="P2" draw:layer="layout" svg:width="2.686cm" svg:height="0.762cm" svg:x="-0.046cm" svg:y="12.824cm">
          <draw:text-box>
            <text:p><text:span text:style-name="T2">Property-4</text:span></text:p>
          </draw:text-box>
        </draw:frame>
        <draw:line draw:style-name="gr52" draw:text-style-name="P3" draw:layer="layout" svg:x1="2.286cm" svg:y1="0.154cm" svg:x2="2.286cm" svg:y2="3.964cm">
          <text:p/>
        </draw:line>
        <draw:line draw:style-name="gr52" draw:text-style-name="P3" draw:layer="layout" svg:x1="2.286cm" svg:y1="4.054cm" svg:x2="2.286cm" svg:y2="7.864cm">
          <text:p/>
        </draw:line>
        <draw:line draw:style-name="gr52" draw:text-style-name="P3" draw:layer="layout" svg:x1="2.286cm" svg:y1="7.954cm" svg:x2="2.286cm" svg:y2="11.764cm">
          <text:p/>
        </draw:line>
        <draw:line draw:style-name="gr52" draw:text-style-name="P3" draw:layer="layout" svg:x1="2.286cm" svg:y1="11.854cm" svg:x2="2.286cm" svg:y2="15.664cm">
          <text:p/>
        </draw:line>
        <draw:line draw:style-name="gr52" draw:text-style-name="P3" draw:layer="layout" svg:x1="0.762cm" svg:y1="2.586cm" svg:x2="26.162cm" svg:y2="2.586cm">
          <text:p/>
        </draw:line>
        <draw:line draw:style-name="gr52" draw:text-style-name="P3" draw:layer="layout" svg:x1="0.762cm" svg:y1="6.486cm" svg:x2="26.162cm" svg:y2="6.486cm">
          <text:p/>
        </draw:line>
        <draw:line draw:style-name="gr52" draw:text-style-name="P3" draw:layer="layout" svg:x1="0.762cm" svg:y1="10.386cm" svg:x2="26.162cm" svg:y2="10.386cm">
          <text:p/>
        </draw:line>
        <draw:line draw:style-name="gr52" draw:text-style-name="P3" draw:layer="layout" svg:x1="0.762cm" svg:y1="14.286cm" svg:x2="26.162cm" svg:y2="14.286cm">
          <text:p/>
        </draw:line>
        <draw:path draw:style-name="gr53" draw:text-style-name="P3" draw:layer="layout" svg:width="18.062cm" svg:height="13.643cm" draw:transform="skewX (6.04631832175567E-017) rotate (0.726056968829641) translate (2.4592996444815cm 3.10056891820108cm)" svg:viewBox="0 0 18063 13644" svg:d="M0 21c310-85 581 116 883 123 332 7 658-23 998-7 331 16 479 286 676 468 202 185 284 441 391 677 140 308-23 586-88 881-66 300-8 609 189 829 166 186 379 321 538 512 182 217 462 245 703 326 255 85 502 202 768 252 299 57 598 67 914 51 287-15 584 20 850 160 240 126 519 164 754 305 219 132 422 284 639 435 206 143 433 251 604 437 167 182 320 367 554 492 218 116 406 278 572 474 159 188 428 254 538 511 116 271 318 557 243 845-85 325-3 634-14 946-12 310 206 525 276 807 63 252 295 472 571 474 304 2 601 55 916 85 338 32 644 62 983 47 278-13 583 24 818 196 224 164 316 450 358 715 43 273 126 555 308 770 167 198 212 447 440 622 197 151 338 364 538 511 214 157 466 244 752 270 287 27 562 136 850 160l234 109 234 109 73 31">
          <text:p/>
        </draw:path>
        <draw:path draw:style-name="gr54" draw:text-style-name="P3" draw:layer="layout" svg:width="22.639cm" svg:height="3.785cm" draw:transform="skewX (-0.0930260491312978) rotate (-0.168249739892254) translate (3.07972881543165cm 1.03477854985608cm)" svg:viewBox="0 0 22640 3786" svg:d="M0 3786c13655 0 22640-3786 22640-3786">
          <text:p/>
        </draw:path>
        <draw:polyline draw:style-name="gr55" draw:text-style-name="P3" draw:layer="layout" svg:width="12.009cm" svg:height="19.47cm" draw:transform="skewX (-6.37219193455734E-017) rotate (-1.04841928167299) translate (19.5144047228659cm -0.570973504897543cm)" svg:viewBox="0 0 12010 19471" draw:points="0,19471 2345,19471 3359,17710 2231,15596 3625,13174 3439,12480 4199,11160 6687,11420 7321,10319 5940,8645 7080,6664 7867,6824 8755,5283 9322,5316 10335,3555 11503,3055 12010,2175 11163,1101 11796,0">
          <text:p/>
        </draw:polyline>
        <draw:custom-shape draw:style-name="gr15" draw:text-style-name="P4" draw:layer="layout" svg:width="0.316cm" svg:height="0.316cm" svg:x="3.24cm" svg:y="13.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4.741cm" svg:y="1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6.44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7.942cm" svg:y="12.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9.543cm" svg:y="1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0.944cm" svg:y="13.0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3.045cm" svg:y="13.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4.446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6.847cm" svg:y="13.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8.548cm" svg:y="13.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19.649cm" svg:y="12.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0.95cm" svg:y="14.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1.851cm" svg:y="1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3.052cm" svg:y="12.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4.053cm" svg:y="13.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316cm" svg:height="0.316cm" svg:x="24.854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4.064cm" svg:height="15.24cm" svg:x="3.302cm" svg:y="0.254cm">
          <text:p/>
          <draw:enhanced-geometry svg:viewBox="0 0 21600 21600" draw:type="rectangle" draw:enhanced-path="M 0 0 L 21600 0 21600 21600 0 21600 0 0 Z N"/>
        </draw:custom-shape>
        <draw:custom-shape draw:style-name="gr57" draw:text-style-name="P3" draw:layer="layout" svg:width="2.574cm" svg:height="15.24cm" svg:x="10.102cm" svg:y="0.254cm">
          <text:p/>
          <draw:enhanced-geometry svg:viewBox="0 0 21600 21600" draw:type="rectangle" draw:enhanced-path="M 0 0 L 21600 0 21600 21600 0 21600 0 0 Z N"/>
        </draw:custom-shape>
        <draw:custom-shape draw:style-name="gr58" draw:text-style-name="P3" draw:layer="layout" svg:width="6.888cm" svg:height="15.24cm" svg:x="14.702cm" svg:y="0.254cm">
          <text:p/>
          <draw:enhanced-geometry svg:viewBox="0 0 21600 21600" draw:type="rectangle" draw:enhanced-path="M 0 0 L 21600 0 21600 21600 0 21600 0 0 Z N"/>
        </draw:custom-shape>
        <draw:custom-shape draw:style-name="gr59" draw:text-style-name="P3" draw:layer="layout" svg:width="6.324cm" svg:height="14.732cm" svg:x="11.202cm" svg:y="0.508cm">
          <text:p/>
          <draw:enhanced-geometry svg:viewBox="0 0 21600 21600" draw:type="rectangle" draw:enhanced-path="M 0 0 L 21600 0 21600 21600 0 21600 0 0 Z N"/>
        </draw:custom-shape>
        <draw:frame draw:style-name="gr10" draw:text-style-name="P6" draw:layer="layout" svg:width="2.686cm" svg:height="0.762cm" svg:x="4.064cm" svg:y="14.732cm">
          <draw:text-box>
            <text:p><text:span text:style-name="T3">Window-a</text:span></text:p>
          </draw:text-box>
        </draw:frame>
        <draw:frame draw:style-name="gr10" draw:text-style-name="P7" draw:layer="layout" svg:width="2.686cm" svg:height="0.762cm" svg:x="10.064cm" svg:y="14.532cm">
          <draw:text-box>
            <text:p><text:span text:style-name="T4">Window-b</text:span></text:p>
          </draw:text-box>
        </draw:frame>
        <draw:frame draw:style-name="gr10" draw:text-style-name="P8" draw:layer="layout" svg:width="2.686cm" svg:height="0.762cm" svg:x="12.564cm" svg:y="14.532cm">
          <draw:text-box>
            <text:p><text:span text:style-name="T5">Window-c</text:span></text:p>
          </draw:text-box>
        </draw:frame>
        <draw:frame draw:style-name="gr10" draw:text-style-name="P9" draw:layer="layout" svg:width="2.686cm" svg:height="0.762cm" svg:x="17.564cm" svg:y="14.832cm">
          <draw:text-box>
            <text:p><text:span text:style-name="T6">Window-d</text:span></text:p>
          </draw:text-box>
        </draw:frame>
        <presentation:notes draw:style-name="dp2">
          <draw:page-thumbnail draw:style-name="gr8"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out_20_fill_5f_2" style:display-name="Object without fill_2" style:family="graphic" style:parent-style-name="Default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4" style:display-name="Object without fill_4" style:family="graphic" style:parent-style-name="Default_5f_1">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3_5f_1" style:display-name="Object without fill_3_1" style:family="graphic" style:parent-style-name="Default_5f_1_5f_2">
      <style:graphic-properties svg:stroke-color="#000000"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_5f_1" style:display-name="Object without fill_2_1_1" style:family="graphic" style:parent-style-name="Default_5f_1_5f_1_5f_1">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4_5f_1" style:display-name="Object without fill_4_1" style:family="graphic" style:parent-style-name="Default_5f_1_5f_3">
      <style:graphic-properties svg:stroke-color="#000000"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3_5f_1_5f_1" style:display-name="Object without fill_3_1_1" style:family="graphic" style:parent-style-name="Default_5f_1_5f_2_5f_1">
      <style:graphic-properties svg:stroke-color="#000000" draw:fill="none"/>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_5f_1_5f_1" style:display-name="Object without fill_2_1_1_1" style:family="graphic" style:parent-style-name="Default_5f_1_5f_1_5f_1_5f_1">
      <style:graphic-properties svg:stroke-color="#000000"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8T18:35:18.912179363</meta:creation-date>
    <dc:date>2018-10-19T17:42:35.825802290</dc:date>
    <meta:editing-duration>PT1H56M</meta:editing-duration>
    <meta:editing-cycles>2</meta:editing-cycles>
    <meta:generator>LibreOffice/6.0.6.2$Linux_X86_64 LibreOffice_project/00m0$Build-2</meta:generator>
    <meta:document-statistic meta:object-count="288"/>
  </office:meta>
</office:document-meta>
</file>